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Ink Free" fo:font-size="15pt" style:font-size-asian="15pt" style:font-size-complex="15pt"/>
    </style:style>
    <style:style style:name="P2" style:family="paragraph" style:parent-style-name="Preformatted_20_Text">
      <style:text-properties style:font-name="Ink Free"/>
    </style:style>
    <style:style style:name="P3" style:family="paragraph" style:parent-style-name="Preformatted_20_Text">
      <style:text-properties style:font-name="Ink Free"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рядок выполнения работ</text:p>
      <text:p text:style-name="P2"/>
      <text:p text:style-name="P3">При замене Фискального Накопителя</text:p>
      <text:p text:style-name="P2"/>
      <text:p text:style-name="P2">1. Проверить, правильно ли выставлено время на кассе</text:p>
      <text:p text:style-name="P2">2. Проверить неотправленные Фискальные Документы</text:p>
      <text:p text:style-name="P2">3. Закрыть старый Фискальный Накопитель</text:p>
      <text:p text:style-name="P2">4. Вытащить старый и поставить новый Фискальный Накопитель</text:p>
      <text:p text:style-name="P2">5. Зарегистрировать в кассе новый Фискальный Накопитель</text:p>
      <text:p text:style-name="P2">6. Перерегистрировать кассу в налоговой</text:p>
      <text:p text:style-name="P2"/>
      <text:p text:style-name="P2"><text:span text:style-name="T1">При регистрации новой ККТ</text:span></text:p>
      <text:p text:style-name="P2"/>
      <text:p text:style-name="P2">1. Вставить Фискальный Накопитель в ККТ</text:p>
      <text:p text:style-name="P2">2. Зайти в налоговую и получить Регистрационный Номер</text:p>
      <text:p text:style-name="P2">3. Зарегистрировать Фискальный Накопитель в ККТ, с полученным в налоговой Регистрационным Номером</text:p>
      <text:p text:style-name="P2">4. Завершить регистрацию ККТ в налоговой</text:p>
      <text:p text:style-name="P2">5. Активировать ОФД</text:p>
      <text:p text:style-name="P2"/>
      <text:p text:style-name="P3">Если ККТ снята с учета в одностороннем порядке</text:p>
      <text:p text:style-name="P2"/>
      <text:p text:style-name="P2">1. Проверить неотправленные Фискальные Документы</text:p>
      <text:p text:style-name="P2">2. Закрыть старый Фискальный Накопитель</text:p>
      <text:p text:style-name="P2">3. Завершить снятие ККТ с учета в налоговой</text:p>
      <text:p text:style-name="P2">4. Получить новый Регистрационный Номер в налоговой</text:p>
      <text:p text:style-name="P2">5. Зарегистрировать ККТ с новым Регистрационным Номером</text:p>
      <text:p text:style-name="P2">6. Завершить регистрацию ККТ в налоговой</text:p>
      <text:p text:style-name="P2">7. Активировать ОФД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0T02:19:43.068000000</dc:date>
    <meta:editing-duration>PT1M24S</meta:editing-duration>
    <meta:editing-cycles>1</meta:editing-cycles>
    <meta:document-statistic meta:table-count="0" meta:image-count="0" meta:object-count="0" meta:page-count="1" meta:paragraph-count="22" meta:word-count="133" meta:character-count="962" meta:non-whitespace-character-count="851"/>
    <meta:generator>LibreOffice/7.4.3.2$Windows_X86_64 LibreOffice_project/1048a8393ae2eeec98dff31b5c133c5f1d08b890</meta:generator>
  </office:meta>
</office:document-meta>
</file>